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officeooo:rsid="0008cca6" officeooo:paragraph-rsid="0008cca6"/>
    </style:style>
    <style:style style:name="P2" style:family="paragraph" style:parent-style-name="Text_20_body">
      <style:text-properties style:font-name="Times New Roman" officeooo:rsid="00092056" officeooo:paragraph-rsid="00092056"/>
    </style:style>
    <style:style style:name="P3" style:family="paragraph" style:parent-style-name="Text_20_body" style:list-style-name="L1">
      <style:text-properties style:font-name="Times New Roman" officeooo:rsid="0007690a" officeooo:paragraph-rsid="0007690a"/>
    </style:style>
    <style:style style:name="P4" style:family="paragraph" style:parent-style-name="Heading_20_1">
      <style:text-properties officeooo:rsid="0006045b" officeooo:paragraph-rsid="0006045b"/>
    </style:style>
    <style:style style:name="T1" style:family="text">
      <style:text-properties officeooo:rsid="000b1c6d"/>
    </style:style>
    <style:style style:name="T2" style:family="text">
      <style:text-properties officeooo:rsid="000baa15"/>
    </style:style>
    <style:style style:name="T3" style:family="text">
      <style:text-properties officeooo:rsid="0011c2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riteria E Evaluation</text:h>
      <text:h text:style-name="Heading_20_2" text:outline-level="2">Success Criteria</text:h>
      <text:list xml:id="list9059185341640878519" text:style-name="L1">
        <text:list-item>
          <text:p text:style-name="P3">The simulation approximates an ant colony by a biology-inspired algorithm</text:p>
          <text:list>
            <text:list-item>
              <text:p text:style-name="P3">Behavior is not directly coded, but is an emergent property of the system</text:p>
            </text:list-item>
          </text:list>
        </text:list-item>
        <text:list-item>
          <text:p text:style-name="P3">The user is able to modify the state of the simulation directly by:</text:p>
          <text:list>
            <text:list-item>
              <text:p text:style-name="P3">Adding obstacles</text:p>
            </text:list-item>
            <text:list-item>
              <text:p text:style-name="P3">Removing objects</text:p>
            </text:list-item>
            <text:list-item>
              <text:p text:style-name="P3">Adding pheromones</text:p>
            </text:list-item>
          </text:list>
        </text:list-item>
        <text:list-item>
          <text:p text:style-name="P3">The graphical representation is clear</text:p>
          <text:list>
            <text:list-item>
              <text:p text:style-name="P3">Represents the state of the array simply and directly</text:p>
            </text:list-item>
            <text:list-item>
              <text:p text:style-name="P3">The pheromones are represented using an alpha scale for more precise visualization. </text:p>
            </text:list-item>
          </text:list>
        </text:list-item>
        <text:list-item>
          <text:p text:style-name="P3">Error checking</text:p>
          <text:list>
            <text:list-item>
              <text:p text:style-name="P3"><text:span text:style-name="T1">Concurrency problems were reduced to a minimum</text:span> </text:p>
            </text:list-item>
          </text:list>
        </text:list-item>
      </text:list>
      <text:p text:style-name="P1">Recommendations</text:p>
      <text:p text:style-name="P1">The client stated that even though the product helped him understan<text:span text:style-name="T2">d</text:span> ant's behavior, its size was not big enough or the parameters not as precisely tuned as to allow for a more effective solution. This was because the ant's path did not always converge, and takes a long time to do so. However, improvements in this area are not straightforward, <text:span text:style-name="T2">as they would imply losing the algorithm's straightforwardness and probabilistic nature in order to strengthen hard-codeness and determinism. In the future, aside from fixing this, I would also like to implement more features for user interaction, mainly for controlling the program's arbitrary values, such as <text:s/>the <text:s/>pheromone deposition and evaporation values. This could be done by importing and implementing a GUI library in Processing. </text:span></text:p>
      <text:p text:style-name="P2">Word Count: 21<text:span text:style-name="T3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23:26:01.540274137</meta:creation-date>
    <dc:date>2016-01-26T08:13:45.229147119</dc:date>
    <meta:editing-duration>PT32M1S</meta:editing-duration>
    <meta:editing-cycles>13</meta:editing-cycles>
    <meta:generator>LibreOffice/5.0.4.2$Linux_X86_64 LibreOffice_project/00m0$Build-2</meta:generator>
    <meta:document-statistic meta:table-count="0" meta:image-count="0" meta:object-count="0" meta:page-count="1" meta:paragraph-count="16" meta:word-count="221" meta:character-count="1361" meta:non-whitespace-character-count="1162"/>
  </office:meta>
</office:document-meta>
</file>